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edc4" officeooo:paragraph-rsid="001aedc4"/>
    </style:style>
    <style:style style:name="P2" style:family="paragraph" style:parent-style-name="Text_20_body">
      <style:text-properties officeooo:rsid="001aedc4" officeooo:paragraph-rsid="001aedc4"/>
    </style:style>
    <style:style style:name="P3" style:family="paragraph" style:parent-style-name="Title">
      <style:text-properties officeooo:rsid="001aedc4" officeooo:paragraph-rsid="001aedc4"/>
    </style:style>
    <style:style style:name="P4" style:family="paragraph" style:parent-style-name="Quotations">
      <style:text-properties officeooo:paragraph-rsid="001d11b1"/>
    </style:style>
    <style:style style:name="P5" style:family="paragraph" style:parent-style-name="Quotations">
      <style:text-properties officeooo:paragraph-rsid="001e14d2"/>
    </style:style>
    <style:style style:name="P6" style:family="paragraph" style:parent-style-name="Quotations">
      <style:text-properties officeooo:paragraph-rsid="001f44f1"/>
    </style:style>
    <style:style style:name="P7" style:family="paragraph" style:parent-style-name="Quotations">
      <style:text-properties officeooo:paragraph-rsid="0020dce7"/>
    </style:style>
    <style:style style:name="P8" style:family="paragraph" style:parent-style-name="Quotations">
      <style:text-properties officeooo:paragraph-rsid="00219cf4"/>
    </style:style>
    <style:style style:name="P9" style:family="paragraph" style:parent-style-name="Quotations">
      <style:text-properties officeooo:paragraph-rsid="0022fa9f"/>
    </style:style>
    <style:style style:name="P10" style:family="paragraph" style:parent-style-name="Quotations">
      <style:paragraph-properties fo:margin-left="0in" fo:margin-right="0.3937in" fo:text-indent="0in" style:auto-text-indent="false"/>
      <style:text-properties officeooo:rsid="0025cb2f" officeooo:paragraph-rsid="0025cb2f"/>
    </style:style>
    <style:style style:name="P11" style:family="paragraph" style:parent-style-name="Text_20_body">
      <style:text-properties officeooo:rsid="001aedc4" officeooo:paragraph-rsid="001aedc4"/>
    </style:style>
    <style:style style:name="P12" style:family="paragraph" style:parent-style-name="Text_20_body">
      <style:text-properties officeooo:rsid="0024266e" officeooo:paragraph-rsid="0024266e"/>
    </style:style>
    <style:style style:name="P13" style:family="paragraph" style:parent-style-name="Text_20_body">
      <style:text-properties officeooo:rsid="0025cb2f" officeooo:paragraph-rsid="0025cb2f"/>
    </style:style>
    <style:style style:name="T1" style:family="text">
      <style:text-properties officeooo:rsid="001d11b1"/>
    </style:style>
    <style:style style:name="T2" style:family="text">
      <style:text-properties officeooo:rsid="001e14d2"/>
    </style:style>
    <style:style style:name="T3" style:family="text">
      <style:text-properties officeooo:rsid="001f44f1"/>
    </style:style>
    <style:style style:name="T4" style:family="text">
      <style:text-properties officeooo:rsid="0020dce7"/>
    </style:style>
    <style:style style:name="T5" style:family="text">
      <style:text-properties fo:font-weight="bold" officeooo:rsid="0020dce7"/>
    </style:style>
    <style:style style:name="T6" style:family="text">
      <style:text-properties fo:font-weight="bold" officeooo:rsid="00219cf4"/>
    </style:style>
    <style:style style:name="T7" style:family="text">
      <style:text-properties fo:font-weight="bold" officeooo:rsid="0020dce7" style:font-weight-asian="bold" style:font-weight-complex="bold"/>
    </style:style>
    <style:style style:name="T8" style:family="text">
      <style:text-properties fo:font-weight="bold" officeooo:rsid="001e14d2" style:font-weight-asian="bold" style:font-weight-complex="bold"/>
    </style:style>
    <style:style style:name="T9" style:family="text">
      <style:text-properties fo:font-weight="bold" officeooo:rsid="001f44f1" style:font-weight-asian="bold" style:font-weight-complex="bold"/>
    </style:style>
    <style:style style:name="T10" style:family="text">
      <style:text-properties fo:font-weight="bold" officeooo:rsid="0022fa9f" style:font-weight-asian="bold" style:font-weight-complex="bold"/>
    </style:style>
    <style:style style:name="T11" style:family="text">
      <style:text-properties officeooo:rsid="00219cf4"/>
    </style:style>
    <style:style style:name="T12" style:family="text">
      <style:text-properties fo:font-weight="normal" officeooo:rsid="00219cf4" style:font-weight-asian="normal" style:font-weight-complex="normal"/>
    </style:style>
    <style:style style:name="T13" style:family="text">
      <style:text-properties officeooo:rsid="0022fa9f"/>
    </style:style>
    <style:style style:name="T14" style:family="text">
      <style:text-properties officeooo:rsid="0024266e"/>
    </style:style>
    <style:style style:name="T15" style:family="text">
      <style:text-properties officeooo:rsid="0025cb2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ampede</text:p>
      <text:p text:style-name="P1">project plan</text:p>
      <text:p text:style-name="P1">general</text:p>
      <text:p text:style-name="P2">student's name: WU Yiyou</text:p>
      <text:p text:style-name="P2"><text:s/>student number: 101731278 <text:s text:c="58"/></text:p>
      <text:p text:style-name="P2">degree program: computational engineering (english bachelor)</text:p>
      <text:p text:style-name="P2"><text:s/>year of studies: first year</text:p>
      <text:p text:style-name="P2">date: 05 / 02 / 2024</text:p>
      <text:p text:style-name="P2"><text:span text:style-name="Strong_20_Emphasis">General description</text:span></text:p>
      <text:p text:style-name="P5"><text:span text:style-name="Emphasis"><text:span text:style-name="T1">I plan to complete the project on the difficult level, that is, </text:span></text:span><text:span text:style-name="Emphasis"><text:span text:style-name="T2">to create a program that simulate a rushing situation </text:span></text:span><text:span text:style-name="Emphasis">where all individuals in a room want to leave the room through its only small door at the same time and as quickly as possible.</text:span></text:p>
      <text:p text:style-name="P5"><text:span text:style-name="Emphasis"><text:span text:style-name="T2">And their behavior obeys the following rules:</text:span></text:span></text:p>
      <text:p text:style-name="P5"><text:span text:style-name="Emphasis"><text:span text:style-name="T2">1. <text:s/></text:span></text:span><text:span text:style-name="Emphasis"><text:span text:style-name="T7">S</text:span></text:span><text:span text:style-name="Emphasis"><text:span text:style-name="T8">eek</text:span></text:span><text:span text:style-name="Emphasis"><text:span text:style-name="T2">. all the members in the room are always adjusting there velocity to get through a fixed position( where the door is), they won’t slow down in front of the door(different from arrive)</text:span></text:span></text:p>
      <text:p text:style-name="P6"><text:span text:style-name="Emphasis"><text:span text:style-name="T2">2. </text:span></text:span><text:span text:style-name="Emphasis"><text:span text:style-name="T7">B</text:span></text:span><text:span text:style-name="Emphasis"><text:span text:style-name="T8">rake</text:span></text:span><text:span text:style-name="Emphasis"><text:span text:style-name="T2">. </text:span></text:span><text:span text:style-name="Emphasis"><text:span text:style-name="T11">A </text:span></text:span><text:span text:style-name="Emphasis"><text:span text:style-name="T3">member</text:span></text:span><text:span text:style-name="Emphasis"> in the room </text:span><text:span text:style-name="Emphasis"><text:span text:style-name="T2">can detect </text:span></text:span><text:span text:style-name="Emphasis"><text:span text:style-name="T3">other individual in front of them and their speed, they will slow down <text:s/>if the other individual is slower than themselves.</text:span></text:span></text:p>
      <text:p text:style-name="P6"><text:span text:style-name="Emphasis"><text:span text:style-name="T3">3. </text:span></text:span><text:span text:style-name="Emphasis"><text:span text:style-name="T7">A</text:span></text:span><text:span text:style-name="Emphasis"><text:span text:style-name="T9">void</text:span></text:span><text:span text:style-name="Emphasis"><text:span text:style-name="T7">a</text:span></text:span><text:span text:style-name="Emphasis"><text:span text:style-name="T9">nce</text:span></text:span><text:span text:style-name="Emphasis"><text:span text:style-name="T3">. </text:span></text:span><text:span text:style-name="Emphasis"><text:span text:style-name="T4">Members in the room avoid walls. When a wall is present in the front of an individual within certain distance, a steering force will be applied to avoid collision</text:span></text:span></text:p>
      <text:p text:style-name="P7"><text:span text:style-name="Emphasis"><text:span text:style-name="T4">4. </text:span></text:span><text:span text:style-name="Emphasis"><text:span text:style-name="T7">Separation</text:span></text:span><text:span text:style-name="Emphasis"><text:span text:style-name="T5">. </text:span></text:span><text:span text:style-name="Emphasis"><text:span text:style-name="T12">A member in the room can detect others in a nearby area, and depending on the distance between them, a combined force will be applied to steer it away from them.</text:span></text:span><text:span text:style-name="Emphasis"><text:span text:style-name="T6"> </text:span></text:span></text:p>
      <text:p text:style-name="P8"><text:span text:style-name="Emphasis"><text:span text:style-name="T6">Combination of those behavioral mode</text:span></text:span></text:p>
      <text:p text:style-name="P8"><text:span text:style-name="Emphasis"><text:span text:style-name="T12">1. linear combination: linearly combine the (weighted) steering force vector together.</text:span></text:span></text:p>
      <text:p text:style-name="P8"><text:span text:style-name="Emphasis"><text:span text:style-name="T12">2. assign priority: decide the most important action of the moment, and calculate the steering force of that action, <text:s/>then do some other calculations to decide to what extent the next force should be applied.(or omit them all at once)</text:span></text:span></text:p>
      <text:p text:style-name="P8"><text:span text:style-name="Emphasis"><text:span text:style-name="T11">which combination to implement is yet to be decided.</text:span></text:span></text:p>
      <text:p text:style-name="P8"><text:span text:style-name="Emphasis"/></text:p>
      <text:p text:style-name="P9"><text:span text:style-name="Emphasis"><text:span text:style-name="T10">Functionality</text:span></text:span></text:p>
      <text:p text:style-name="P4"><text:soft-page-break/><text:span text:style-name="Emphasis"><text:span text:style-name="T1">1. </text:span></text:span><text:span text:style-name="Emphasis"><text:span text:style-name="T13">to simulate in real time a reasonable number of members in the room that move within the room following the description above.</text:span></text:span></text:p>
      <text:p text:style-name="P9"><text:span text:style-name="Emphasis"><text:span text:style-name="T13">2. to present the motions in 2d/3d graphics.</text:span></text:span></text:p>
      <text:p text:style-name="P4"><text:span text:style-name="Emphasis"><text:span text:style-name="T13">3</text:span></text:span><text:span text:style-name="Emphasis"><text:span text:style-name="T1">. to read the beginning positions of all the members from a file when launching the program, </text:span></text:span><text:span text:style-name="Emphasis"><text:span text:style-name="T13">and </text:span></text:span><text:span text:style-name="Emphasis"><text:span text:style-name="T1">save the position data into a file( create a save) when the user exit the program.</text:span></text:span></text:p>
      <text:p text:style-name="P4"><text:span text:style-name="Emphasis"><text:span text:style-name="T13">4</text:span></text:span><text:span text:style-name="Emphasis"><text:span text:style-name="T1">. to allow user to change the size of the map, the door, and the parameters of the motion </text:span></text:span><text:span text:style-name="Emphasis"><text:span text:style-name="T13">in the GUI intuitively.</text:span></text:span></text:p>
      <text:p text:style-name="P9"><text:span text:style-name="Emphasis"><text:span text:style-name="T13">For example, users can choose to save the positions and parameters into a file before exiting and to load that file the next time they start the program.</text:span></text:span></text:p>
      <text:p text:style-name="P2"><text:tab/><text:span text:style-name="T13">Users can also adjust some of the parameters in the simulation in real time. They can, for instance, adjust the maximum force that are allowed to be applied to the individual by entering a new number </text:span><text:span text:style-name="T14">or dragging the marker on a slider.</text:span></text:p>
      <text:p text:style-name="P2"><text:span text:style-name="Strong_20_Emphasis">Draft user interface</text:span></text:p>
      <text:p text:style-name="Quotations">Explain how the program communicates with the user. What input information does it need to be able to calculate the expected output results? How does the program get these input values? How/where does it print its output/messages? What commands does the program know and how are they given? If the user interface is graphical, include a draft image of the screen and describe verbally what will be displayed. There is no need to explain all the little details here.</text:p>
      <text:p text:style-name="P10">After launching the program, the user can choose to load a save or start a new simulation.</text:p>
      <text:p text:style-name="P12"><text:span text:style-name="T15">When starting new a simulation</text:span>, The GUI will present a simple introduction to the program and ask if the user want to configure the parameters or set it to default. </text:p>
      <text:p text:style-name="P12">After the simulation starts, users can adjust the some parameters at the bottom right corner of the window with sliders. They should also be able to adjust them by clicking on the tab “setting” on the task bar on the top of the window.</text:p>
      <text:p text:style-name="P13">There will be a save bottom in the task bar to enable saving during the simulation.</text:p>
      <text:p text:style-name="P13">When trying to close the program, a pop up window will appear to ask if the user want to store the simulation in a save.</text:p>
      <text:p text:style-name="P13">[image][im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5T13:32:52.180940722</meta:creation-date>
    <dc:date>2024-02-05T17:55:35.639508363</dc:date>
    <meta:editing-duration>PT22M36S</meta:editing-duration>
    <meta:editing-cycles>2</meta:editing-cycles>
    <meta:generator>LibreOffice/7.3.7.2$Linux_X86_64 LibreOffice_project/30$Build-2</meta:generator>
    <meta:document-statistic meta:table-count="0" meta:image-count="0" meta:object-count="0" meta:page-count="2" meta:paragraph-count="34" meta:word-count="651" meta:character-count="3730" meta:non-whitespace-character-count="3046"/>
  </office:meta>
</office:document-meta>
</file>